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6">
      <style:text-properties style:text-line-through-style="solid" fo:font-style="normal" style:font-style-asian="normal" style:font-style-complex="normal"/>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Standard">
      <style:text-properties style:text-underline-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fo:font-style="normal" style:font-style-asian="normal" style:font-style-complex="normal"/>
    </style:style>
    <style:style style:name="P23" style:family="paragraph" style:parent-style-name="Standard">
      <style:text-properties style:text-line-through-style="none" fo:font-style="normal" style:font-style-asian="normal" style:font-style-complex="normal"/>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style:font-size-asian="12pt" style:font-style-asian="normal" style:font-size-complex="12pt" style:font-style-complex="normal"/>
    </style:style>
    <style:style style:name="P26"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7" style:family="paragraph" style:parent-style-name="Text_20_body">
      <style:text-properties style:font-name="Times New Roman" fo:font-size="12pt" fo:font-style="normal" style:font-size-asian="12pt" style:font-style-asian="normal" style:font-size-complex="12pt" style:font-style-complex="normal"/>
    </style:style>
    <style:style style:name="P28" style:family="paragraph" style:parent-style-name="Standard">
      <style:paragraph-properties fo:margin-top="0cm" fo:margin-bottom="0cm"/>
    </style:style>
    <style:style style:name="P29"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0" style:family="paragraph" style:parent-style-name="Standard">
      <style:paragraph-properties fo:margin-top="0cm" fo:margin-bottom="0cm"/>
      <style:text-properties fo:font-style="normal" style:font-style-asian="normal" style:font-style-complex="normal"/>
    </style:style>
    <style:style style:name="P31" style:family="paragraph" style:parent-style-name="Standard">
      <style:paragraph-properties fo:margin-top="0cm" fo:margin-bottom="0cm"/>
      <style:text-properties fo:font-style="normal" fo:background-color="transparent" style:font-style-asian="normal" style:font-style-complex="normal"/>
    </style:style>
    <style:style style:name="P32" style:family="paragraph" style:parent-style-name="Standard">
      <style:paragraph-properties fo:margin-top="0cm" fo:margin-bottom="0cm" style:shadow="none"/>
      <style:text-properties fo:font-style="normal" style:font-style-asian="normal" style:font-style-complex="normal"/>
    </style:style>
    <style:style style:name="P33"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4" style:family="paragraph" style:parent-style-name="Table_20_Contents">
      <style:paragraph-properties fo:margin-top="0cm" fo:margin-bottom="0cm" fo:text-align="center" style:justify-single-word="false"/>
    </style:style>
    <style:style style:name="P35"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6" style:family="paragraph" style:parent-style-name="Table_20_Heading">
      <style:paragraph-properties fo:margin-top="0cm" fo:margin-bottom="0cm"/>
    </style:style>
    <style:style style:name="P37" style:family="paragraph" style:parent-style-name="Table_20_Contents">
      <style:text-properties fo:font-style="normal" style:font-style-asian="normal" style:font-style-complex="normal"/>
    </style:style>
    <style:style style:name="P38" style:family="paragraph" style:parent-style-name="Table_20_Contents">
      <style:text-properties fo:font-style="normal" fo:font-weight="bold" style:font-style-asian="normal" style:font-weight-asian="bold" style:font-style-complex="normal" style:font-weight-complex="bold"/>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top="0.3cm" fo:margin-bottom="0cm"/>
      <style:text-properties fo:font-style="normal" style:font-style-asian="normal" style:font-style-complex="normal"/>
    </style:style>
    <style:style style:name="P41" style:family="paragraph" style:parent-style-name="Standard">
      <style:paragraph-properties fo:margin-top="0.3cm" fo:margin-bottom="0cm" fo:line-height="100%"/>
      <style:text-properties fo:font-style="normal" style:font-style-asian="normal" style:font-style-complex="normal"/>
    </style:style>
    <style:style style:name="P42" style:family="paragraph" style:parent-style-name="Standard">
      <style:paragraph-properties fo:margin-top="0.3cm" fo:margin-bottom="0cm"/>
      <style:text-properties fo:font-size="12pt" style:font-size-asian="12pt" style:font-size-complex="12pt"/>
    </style:style>
    <style:style style:name="P43" style:family="paragraph" style:parent-style-name="Text_20_body">
      <style:paragraph-properties fo:margin-top="0.3cm" fo:margin-bottom="0cm"/>
    </style:style>
    <style:style style:name="P4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5" style:family="paragraph" style:parent-style-name="Text_20_body">
      <style:paragraph-properties fo:margin-top="0.3cm" fo:margin-bottom="0cm"/>
      <style:text-properties fo:font-style="italic" style:font-style-asian="italic" style:font-style-complex="italic"/>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font-style="normal" style:font-style-asian="normal" style:font-style-complex="normal"/>
    </style:style>
    <style:style style:name="P4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3"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4"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5"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6"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7" style:family="paragraph" style:parent-style-name="Text_20_body">
      <style:paragraph-properties fo:margin-left="0cm" fo:margin-right="0cm" fo:margin-top="0cm" fo:margin-bottom="0cm" fo:orphans="2" fo:widows="2" fo:text-indent="0cm" style:auto-text-indent="false" style:writing-mode="lr-tb"/>
    </style:style>
    <style:style style:name="P58"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9"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61"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Standard">
      <style:paragraph-properties fo:break-before="page"/>
    </style:style>
    <style:style style:name="P63" style:family="paragraph" style:parent-style-name="Text_20_body">
      <style:paragraph-properties fo:margin-top="0.3cm" fo:margin-bottom="0.499cm"/>
      <style:text-properties style:font-name="TimesNewRomanPSMT" fo:font-size="12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Contents_20_4">
      <style:paragraph-properties>
        <style:tab-stops>
          <style:tab-stop style:position="17.59cm" style:type="right" style:leader-style="dotted" style:leader-text="."/>
        </style:tab-stops>
      </style:paragraph-properties>
    </style:style>
    <style:style style:name="P68" style:family="paragraph" style:parent-style-name="Contents_20_5">
      <style:paragraph-properties>
        <style:tab-stops>
          <style:tab-stop style:position="17.59cm" style:type="right" style:leader-style="dotted" style:leader-text="."/>
        </style:tab-stops>
      </style:paragraph-properties>
    </style:style>
    <style:style style:name="P69" style:family="paragraph" style:parent-style-name="Contents_20_6">
      <style:paragraph-properties>
        <style:tab-stops>
          <style:tab-stop style:position="17.59cm" style:type="right" style:leader-style="dotted" style:leader-text="."/>
        </style:tab-stops>
      </style:paragraph-properties>
    </style:style>
    <style:style style:name="P70" style:family="paragraph" style:parent-style-name="Table">
      <style:text-properties fo:font-style="normal" style:font-style-asian="normal" style:font-style-complex="normal"/>
    </style:style>
    <style:style style:name="P71" style:family="paragraph" style:parent-style-name="Standard" style:list-style-name="L1">
      <style:text-properties fo:font-style="normal" style:font-style-asian="normal" style:font-style-complex="normal"/>
    </style:style>
    <style:style style:name="P72"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3" style:family="paragraph" style:parent-style-name="Standard" style:list-style-name="L3">
      <style:paragraph-properties fo:margin-top="0cm" fo:margin-bottom="0cm"/>
      <style:text-properties fo:font-style="normal" style:font-style-asian="normal" style:font-style-complex="normal"/>
    </style:style>
    <style:style style:name="P74" style:family="paragraph" style:parent-style-name="Standard" style:list-style-name="L4">
      <style:paragraph-properties fo:margin-top="0cm" fo:margin-bottom="0cm"/>
      <style:text-properties fo:font-style="normal" style:font-style-asian="normal" style:font-style-complex="normal"/>
    </style:style>
    <style:style style:name="P75" style:family="paragraph" style:parent-style-name="Standard" style:list-style-name="L5">
      <style:paragraph-properties fo:margin-top="0cm" fo:margin-bottom="0cm"/>
      <style:text-properties fo:font-style="normal" style:font-style-asian="normal" style:font-style-complex="normal"/>
    </style:style>
    <style:style style:name="P76" style:family="paragraph" style:parent-style-name="Standard" style:list-style-name="L6">
      <style:paragraph-properties fo:margin-top="0cm" fo:margin-bottom="0cm"/>
      <style:text-properties fo:font-style="normal" style:font-style-asian="normal" style:font-style-complex="normal"/>
    </style:style>
    <style:style style:name="P77" style:family="paragraph" style:parent-style-name="Standard" style:list-style-name="L7">
      <style:paragraph-properties fo:margin-top="0cm" fo:margin-bottom="0cm"/>
      <style:text-properties fo:font-style="normal" style:font-style-asian="normal" style:font-style-complex="normal"/>
    </style:style>
    <style:style style:name="P78" style:family="paragraph" style:parent-style-name="Standard" style:list-style-name="L8">
      <style:paragraph-properties fo:margin-top="0cm" fo:margin-bottom="0cm"/>
      <style:text-properties fo:font-style="normal" style:font-style-asian="normal" style:font-style-complex="normal"/>
    </style:style>
    <style:style style:name="P79" style:family="paragraph" style:parent-style-name="Standard" style:list-style-name="L6">
      <style:paragraph-properties fo:margin-top="0cm" fo:margin-bottom="0cm"/>
    </style:style>
    <style:style style:name="P80" style:family="paragraph" style:parent-style-name="Standard" style:list-style-name="L7">
      <style:paragraph-properties fo:margin-top="0cm" fo:margin-bottom="0cm"/>
      <style:text-properties fo:font-size="12pt" style:font-size-asian="12pt" style:font-size-complex="12pt"/>
    </style:style>
    <style:style style:name="P81" style:family="paragraph" style:parent-style-name="Heading_20_1" style:master-page-name="First_20_Page">
      <style:paragraph-properties style:page-number="auto"/>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style:text-line-through-style="solid" fo:font-size="12pt" fo:font-style="italic" style:font-size-asian="12pt" style:font-style-asian="italic" style:font-size-complex="12pt" style:font-style-complex="italic"/>
    </style:style>
    <style:style style:name="P84" style:family="paragraph" style:parent-style-name="Heading_20_4">
      <style:paragraph-properties fo:margin-top="0.3cm" fo:margin-bottom="0cm"/>
      <style:text-properties fo:font-style="normal" style:font-style-asian="normal" style:font-style-complex="normal"/>
    </style:style>
    <style:style style:name="P85" style:family="paragraph" style:parent-style-name="Heading_20_5">
      <style:text-properties fo:font-style="normal" style:font-style-asian="normal" style:font-style-complex="normal"/>
    </style:style>
    <style:style style:name="P86" style:family="paragraph" style:parent-style-name="Heading_20_5">
      <style:text-properties fo:font-size="12pt" fo:font-style="normal" style:font-size-asian="12pt" style:font-style-asian="normal" style:font-size-complex="12pt" style:font-style-complex="normal"/>
    </style:style>
    <style:style style:name="P87" style:family="paragraph" style:parent-style-name="Heading_20_5">
      <style:text-properties fo:font-style="italic" style:font-style-asian="italic" style:font-style-complex="italic"/>
    </style:style>
    <style:style style:name="P88" style:family="paragraph" style:parent-style-name="Heading_20_5">
      <style:paragraph-properties fo:margin-top="0.3cm" fo:margin-bottom="0cm"/>
      <style:text-properties fo:font-style="normal" style:font-style-asian="normal" style:font-style-complex="normal"/>
    </style:style>
    <style:style style:name="P89" style:family="paragraph" style:parent-style-name="Heading_20_2">
      <style:text-properties fo:font-style="normal" style:font-style-asian="normal" style:font-style-complex="normal"/>
    </style:style>
    <style:style style:name="P90" style:family="paragraph" style:parent-style-name="Heading_20_6">
      <style:text-properties style:text-line-through-style="solid" fo:font-style="normal" style:font-style-asian="normal" style:font-style-complex="normal"/>
    </style:style>
    <style:style style:name="P91" style:family="paragraph" style:parent-style-name="Heading_20_6">
      <style:text-properties fo:font-style="normal" style:font-style-asian="normal" style:font-style-complex="normal"/>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style:font-name="Arial1"/>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style:writing-mode="lr-tb"/>
    </style:style>
    <style:style style:name="P9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line-through-style="solid" fo:font-style="normal" style:font-style-asian="normal" style:font-style-complex="normal"/>
    </style:style>
    <style:style style:name="T2"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line-through-style="solid" fo:font-style="normal" style:font-style-asian="normal" style:font-style-complex="normal"/>
    </style:style>
    <style:style style:name="T8"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1" style:font-name-complex="Helvetica1"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style:font-name="Arial1" fo:font-size="10pt" style:font-size-asian="10pt" style:font-size-complex="10pt"/>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style>
    <style:style style:name="T50" style:family="text">
      <style:text-properties style:text-line-through-styl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334656" text:id="ct107202387334656">
          <text:deletion>
            <office:change-info>
              <dc:creator>D Harris</dc:creator>
              <dc:date>2015-02-06T22:03:00</dc:date>
            </office:change-info>
            <text:h text:style-name="P1" text:outline-level="6">CAN Priority</text:h>
            <text:p text:style-name="Standard"><text:span text:style-name="T1">Because of their length, standard CAN frames don't carry the full priority bits of the <text:s/>MTI. Both hardware and software generally provide these as 0 bits, </text:span><text:span text:style-name="T2">and</text:span><text:span text:style-name="T1">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07202387317952" text:id="ct107202387317952">
          <text:deletion>
            <office:change-info>
              <dc:creator>D Harris</dc:creator>
              <dc:date>2015-02-06T21:20:00</dc:date>
            </office:change-info>
            <text:p text:style-name="Standard"><text:span text:style-name="T1"><text:s/></text:span></text:p>
          </text:deletion>
        </text:changed-region>
        <text:changed-region xml:id="ct107202387344640" text:id="ct107202387344640">
          <text:insertion>
            <office:change-info>
              <dc:creator>D Harris</dc:creator>
              <dc:date>2015-02-06T21:20:00</dc:date>
            </office:change-info>
          </text:insertion>
        </text:changed-region>
        <text:changed-region xml:id="ct107202387321024" text:id="ct107202387321024">
          <text:format-change>
            <office:change-info>
              <dc:creator>D Harris</dc:creator>
              <dc:date>2015-02-06T21:22:00</dc:date>
            </office:change-info>
          </text:format-change>
        </text:changed-region>
        <text:changed-region xml:id="ct107202387326976" text:id="ct107202387326976">
          <text:insertion>
            <office:change-info>
              <dc:creator>D Harris</dc:creator>
              <dc:date>2015-02-06T21:22:00</dc:date>
            </office:change-info>
          </text:insertion>
        </text:changed-region>
        <text:changed-region xml:id="ct107202387364608" text:id="ct107202387364608">
          <text:format-change>
            <office:change-info>
              <dc:creator>D Harris</dc:creator>
              <dc:date>2015-02-06T21:22:00</dc:date>
            </office:change-info>
          </text:format-change>
        </text:changed-region>
        <text:changed-region xml:id="ct107202387323136" text:id="ct107202387323136">
          <text:insertion>
            <office:change-info>
              <dc:creator>D Harris</dc:creator>
              <dc:date>2015-02-06T21: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Introduction</text:h>
      <text:p text:style-name="P10">This Technical Note contains information that is informative about the OpenLCB Message Network. <text:s/>It is meant to be read in parallel to the companion “OpenLCB Message Network Specification” document. <text:s/>It expands that content with <text:span text:style-name="T9">the</text:span> reasons for decisions and choices made, and discusses usage. <text:s/></text:p>
      <text:p text:style-name="P10">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P63">This section provides background information on corresponding sections of the Standard document. It's expected that two documents will be read together. </text:p>
      <text:h text:style-name="Heading_20_2" text:outline-level="2">Introduction</text:h>
      <text:p text:style-name="P10">(Nothing to add to the standard)</text:p>
      <text:h text:style-name="Heading_20_2" text:outline-level="2">Intended Use</text:h>
      <text:p text:style-name="P10">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0">(Nothing to add to the Standard)</text:p>
      <text:h text:style-name="Heading_20_2" text:outline-level="2">Messages</text:h>
      <text:h text:style-name="Heading_20_3" text:outline-level="3">Message Format</text:h>
      <text:p text:style-name="P1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8">Many nodes will treat MTIs as magic 16-bit numbers, just comparing them for equality to specific values of interest. <text:s/>That is a perfectly fine node implementation strategy. </text:p>
      <text:p text:style-name="P19"/>
      <text:p text:style-name="P26">The all-zero MTI is reserved as it is inevitably needed for internal flags, empty buffers, etc in software implementations. </text:p>
      <text:p text:style-name="P26">The MTI may be adapted for some transports. <text:s/>For example, on CAN, the MTIs are mapped to a 12 bit CAN MTI, and other aspects are encoded in the CAN frame type and additional bits elsewhere. <text:s/></text:p>
      <text:p text:style-name="P49">The 0x8000 MTI bit-field is reserved because it may be used in the future as part of a CAN hold-off mechanism; it has a very high priority so that nodes can send it to delay other frames from being transmitted. <text:s/></text:p>
      <text:p text:style-name="P49">The Stream or Datagram bit-field (0x1000) does not appear in the CAN-MTI, but is converted to a CAN frame-type. <text:s/>It is used by Gateways to indicate need for buffering. <text:s/></text:p>
      <text:p text:style-name="P46"><text:span text:style-name="T1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15"><office:annotation><dc:creator>D Harris</dc:creator><dc:date>2015-01-13T11:08:44</dc:date><text:p text:style-name="P94"><text:span text:style-name="T52">I added this paragraph. <text:s/>I would appreciate comment on it, and its wording. <text:s/></text:span></text:p></office:annotation></text:span></text:p>
      <text:p text:style-name="P1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0">There are two basic approaches to identify classes of message types, such as “addressed” vs “global” messages.</text:p>
      <text:list xml:id="list2274100571013904293" text:style-name="L1">
        <text:list-item>
          <text:p text:style-name="P71">Use a dedicated bit field to distinguish the types, e.g. 1 indicates addressed and 0 means global.</text:p>
        </text:list-item>
        <text:list-item>
          <text:p text:style-name="P71">Encode in the type number, e.g. “Type A (addressed) is 1”, “Type B (addressed) is 2”, “Type C (global) is 3”, “Type D (addressed) is 4”.</text:p>
        </text:list-item>
      </text:list>
      <text:p text:style-name="P1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7">Top Nibble</text:p>
      <text:p text:style-name="P16"><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6"><text:span text:style-name="T16"><text:tab/></text:span><text:span text:style-name="T14">Bit </text:span>13 <text:s/>Special</text:p>
      <text:p text:style-name="P10">This bit defines whether a message on a segment should be propagated off that segment to others, e.g. a TCP/IP backbone link between CAN gateways. <text:s/>A 0 means that the message should not go through gateways; a 1 indicates that it should.</text:p>
      <text:p text:style-name="P14"><text:span text:style-name="T47"><text:tab/></text:span>Bit 12 <text:s/>Stream or Datagram</text:p>
      <text:p text:style-name="P1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3">Middle Byte</text:p>
      <text:p text:style-name="P10">The next eight bits form a specific message type number. It has this substructure:</text:p>
      <text:p text:style-name="P11"><text:span text:style-name="T47"><text:tab/></text:span><text:span text:style-name="T32">Bits 10-11 Static priority groups</text:span> </text:p>
      <text:p text:style-name="P1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47">The priority mechanism may or may not work outside the priority field; MTIs should be chosen to work in either case.</text:p>
      <text:p text:style-name="P12"><text:tab/><text:span text:style-name="T32">Bits 5-9 Type within Priority</text:span></text:p>
      <text:p text:style-name="P1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1"><text:span text:style-name="T47"><text:tab/></text:span><text:span text:style-name="T32">Bit 4 Simple Protocol</text:span></text:p>
      <text:p text:style-name="P11"><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13">Bottom Nibble</text:p>
      <text:p text:style-name="P10">The bottom nibble of <text:span text:style-name="T9">the</text:span> MTI is interpreted as flags that define the structure and format of the message type.</text:p>
      <text:p text:style-name="P11"><text:tab/><text:span text:style-name="T32">Bit 3 Address Present</text:span></text:p>
      <text:p text:style-name="P10">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12"><text:tab/><text:span text:style-name="T32">Bit 2 Event Present</text:span></text:p>
      <text:p text:style-name="P10">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11"><text:tab/>Bits 0-1 Modifier Bits</text:p>
      <text:p text:style-name="P10">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85" text:outline-level="5">MTI Considerations on Constrained Transports</text:h>
      <text:p text:style-name="P61">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1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10">(Nothing to add to <text:span text:style-name="T9">the</text:span> standard.)</text:p>
      <text:h text:style-name="Heading_20_4" text:outline-level="4">Verify Node ID</text:h>
      <text:p text:style-name="P4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0">The directed (addressed) form may include an optional full Node ID in its data section. The addressed node must always reply, whether or not a Node ID is carried in the data, and whether or not there is a match when the optional Node ID is present. </text:p>
      <text:p text:style-name="P47">The global (unaddressed) format may include an optional NodeID. <text:s/>If it is present, only nodes with a matching Node ID should reply, if absent, all nodes should reply.</text:p>
      <text:p text:style-name="P4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47"><text:s text:c="3"/>Full: (MTI, sourceID, destinationID, numDataBytes, destinationID)</text:p>
      <text:p text:style-name="P54"><text:tab/>Eg: <text:span text:style-name="T44">(0x488, 0x123456789ABC, </text:span><text:span text:style-name="T45">0xFEDCBA987654</text:span><text:span text:style-name="T44">, 6, </text:span><text:span text:style-name="T45">0xFEDCBA987654</text:span><text:span text:style-name="T44">)</text:span><text:line-break/><text:tab/>Note this has two copies of the full Node ID of the destination. <text:s/></text:p>
      <text:p text:style-name="P47"><text:s text:c="3"/>CAN: [CAN-MTI, srcAlias](length) dstAlias destinationID</text:p>
      <text:p text:style-name="P54"><text:tab/>Eg: <text:span text:style-name="T44">[0xXX, 0x123](8) </text:span><text:span text:style-name="T45">0xFED</text:span><text:span text:style-name="T44">, </text:span><text:span text:style-name="T45">0xFEDCBA987654</text:span><text:line-break/><text:tab/>Note this includes both the Destination-Alias and the full Destination Node ID. <text:s/></text:p>
      <text:h text:style-name="Heading_20_4" text:outline-level="4">Verified Node ID</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47"><text:soft-page-break/>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p>
      <text:h text:style-name="P82" text:outline-level="4">Optional Interaction Rejected</text:h>
      <text:p text:style-name="P10">(Nothing to add to the Standard)</text:p>
      <text:h text:style-name="Heading_20_4" text:outline-level="4">Terminate Due to Error</text:h>
      <text:p text:style-name="P48"><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0">(Nothing to add to the Standard)</text:p>
      <text:h text:style-name="Heading_20_4" text:outline-level="4"><text:bookmark text:name="psr"/>Protocol Support Reply</text:h>
      <text:p text:style-name="P53"/>
      <text:p text:style-name="P53">These will be extended as necessary as new protocols are added. <text:s/></text:p>
      <text:p text:style-name="P53"/>
      <text:p text:style-name="P53">OpenLCB documentation is big-endian. <text:s/>This means that when sending 0x80 00, the set bit is in the first byte sent. <text:s/></text:p>
      <text:h text:style-name="P83" text:outline-level="4"/>
      <text:h text:style-name="Heading_20_3" text:outline-level="3">Interactions</text:h>
      <text:h text:style-name="Heading_20_4" text:outline-level="4">Node Initialization</text:h>
      <text:p text:style-name="P10">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29">Initialization Complete message, and n</text:span>o reply is possible. <text:s text:c="2"/></text:p>
      <text:p text:style-name="P28"/>
      <text:p text:style-name="P30">Nodes must not emit any other OpenLCB message before the “Initialization Complete” message.<text:span text:style-name="T30"> </text:span></text:p>
      <text:p text:style-name="P30"/>
      <text:p text:style-name="P30">The initialization complete message indicates that a node has just started to operate., but it can also <text:s/>mean that the node failed and restarted.</text:p>
      <text:h text:style-name="Heading_20_4" text:outline-level="4">Node ID Detection</text:h>
      <text:p text:style-name="P10">This can be used as check that a specific node is still reachable. When wire protocols compress the originating and/or destination Node ID, this can be used to obtain the full Node ID. <text:s/></text:p>
      <text:p text:style-name="P10"><text:soft-page-break/>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0">Note that nothing here says that the node can't send a Verified Node ID message at other times, e.g. as a heart-beat indicator.</text:p>
      <text:p text:style-name="P1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0">To find all nodes, send the global form with no node ID – each node will send a Verified Node ID message. <text:s/></text:p>
      <text:p text:style-name="P25">Node 112233445566 sends: </text:p>
      <text:p text:style-name="P55"><text:span text:style-name="T35"><text:s text:c="4"/></text:span><text:span text:style-name="T46">(0490, 112233445566, 0)</text:span><text:span text:style-name="T35"> </text:span><text:span text:style-name="T10">–</text:span><text:span text:style-name="T35"> global without Node ID;<text:line-break/></text:span><text:span text:style-name="T38">and receives multiple responses; </text:span><text:span text:style-name="T35"><text:line-break/> <text:s text:c="3"/></text:span><text:span text:style-name="T21">(0170, 333344445555, 6, 333344445555)</text:span><text:span text:style-name="T35"> </text:span><text:span text:style-name="T10">–</text:span><text:span text:style-name="T35"> unaddressed Verified Node message from first Node;<text:line-break/> <text:s text:c="3"/></text:span><text:span text:style-name="T21">(0170, 817263544536, 6, 817263544536)</text:span><text:span text:style-name="T35"> </text:span><text:span text:style-name="T10">–</text:span><text:span text:style-name="T35"> unaddressed Verified Node message from second Node;<text:line-break/> <text:s text:c="3"/>...</text:span></text:p>
      <text:h text:style-name="Heading_20_5" text:outline-level="5">Example: Confirming that a specific node can still be reached</text:h>
      <text:p text:style-name="P10">If you have the necessary information (e.g. node alias) use the addressed form, as it's less load on the entire system. Otherwise use the global form with the Node ID in the data.</text:p>
      <text:p text:style-name="P25">Node 112233445566 sends: </text:p>
      <text:p text:style-name="P55"><text:span text:style-name="T36"><text:s text:c="4"/></text:span><text:span text:style-name="T21">(0490, 112233445566, 6, 0817263544536)</text:span><text:span text:style-name="T36"> </text:span><text:span text:style-name="T11">–</text:span><text:span text:style-name="T36"> global with Node ID;<text:line-break/></text:span><text:span text:style-name="T38">and receives:</text:span><text:span text:style-name="T36"> </text:span></text:p>
      <text:p text:style-name="P55"><text:span text:style-name="T36"><text:s text:c="4"/></text:span><text:span text:style-name="T21">(0170, 817263544536, 6, 817263544536)</text:span><text:span text:style-name="T36"> </text:span><text:span text:style-name="T11">–</text:span><text:span text:style-name="T36"> unaddressed Verified Node message;<text:line-break/></text:span><text:span text:style-name="T38">The originating node confirms Node 817263544536 is reachable. </text:span></text:p>
      <text:h text:style-name="Heading_20_4" text:outline-level="4">Protocol Support Inquiry and Response</text:h>
      <text:p text:style-name="P27">OpenLCB defines various optional protocols. <text:s/>If another node attempts to use a protocol that the target node doesn't implement, there are well-defined rules for how the target node will either signal an error or ignore the request. <text:s/></text:p>
      <text:p text:style-name="P27">For some uses, it's more convenient to be able to tell whether a node implements a protocol <text:span text:style-name="T32">before</text:span> attempting to use it. <text:s/>The Protocol Support Inquiry and Protocol Support Reply messages define a method for doing that.</text:p>
      <text:p text:style-name="P27">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7"><text:soft-page-break/>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7">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27">Low-end nodes may want to implement this protocol so that higher-function nodes can easily learn their limitations. <text:s/>Generally, the node designer can <text:s/>just provide a simple fixed value for the reply. <text:s text:c="2"/></text:p>
      <text:p text:style-name="P27">The requirement for messages of “one or more bytes” is to allow for future expansion. <text:s/>It's not necessary to send extra zero bytes past any bits that need to be asserted.</text:p>
      <text:p text:style-name="P27">OpenLCB is big-endian, so the protocol bits have been assigned from the MSB of the 1<text:span text:style-name="T31">st</text:span> byte.</text:p>
      <text:p text:style-name="P27">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7">We define the bits here, rather than in the individual protocol definitions, to reduce the risk of duplicate assignments. Duplicate assignments would be obvious here, but not so much when spread across separate documents.</text:p>
      <text:p text:style-name="P27">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0">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2" text:outline-level="4">Reject Addressed Optional Interaction</text:h>
      <text:p text:style-name="P10">This is a response to a message directly addressed to this node, as such the originating node will be expecting some action, or a reply. <text:s/></text:p>
      <text:p text:style-name="P10">Example: <text:s/>A <text:s/>node receives an addressed message with an unrecognized MTI, and it sends: </text:p>
      <text:p text:style-name="P55"><text:s text:c="3"/><text:span text:style-name="T30"><text:s/></text:span><text:span text:style-name="T21">(04F9, AAAAAAAAAAAA, 6, </text:span><text:span text:style-name="T22">0123456789AB)</text:span></text:p>
      <text:p text:style-name="P31">The receiving node replies with: </text:p>
      <text:p text:style-name="P55"><text:span text:style-name="T34"><text:s text:c="4"/></text:span><text:span text:style-name="T22">(0068, 0x0123456789AB, 10, AAAAAAAAAAAA <text:s/></text:span><text:span text:style-name="T23">10 00</text:span><text:span text:style-name="T22"> </text:span><text:span text:style-name="T24">04 F9</text:span><text:span text:style-name="T22">)</text:span><text:span text:style-name="T22"><office:annotation><dc:creator>D Harris</dc:creator><dc:date>2015-01-04T18:28:37</dc:date><text:p text:style-name="P94"><text:span text:style-name="T52">This has been reversed .. will Ios break?</text:span></text:p></office:annotation></text:span></text:p>
      <text:p text:style-name="P30"><text:soft-page-break/><text:span text:style-name="T9">The 0068 indicates Reject Optional-Interaction, note that it has its addressed-bit set. The </text:span><text:span text:style-name="T12">04 F9</text:span><text:span text:style-name="T9"> is the original MTI. The </text:span><text:span text:style-name="T13">10 00</text:span><text:span text:style-name="T9"> is the error code, which in this case indicates this is a permanent error.</text:span></text:p>
      <text:h text:style-name="P82" text:outline-level="4">Reject Unaddressed Optional-Interaction</text:h>
      <text:p text:style-name="P10">We do not want every node to be replying if it is not targeted (addressed), as this would result in a large amount of unnecessary traffic. </text:p>
      <text:h text:style-name="P82" text:outline-level="4">Reject Addressed Standard Interaction Due to Error</text:h>
      <text:p text:style-name="P10">Note that the specification doesn't say whether the Node in consideration, or another Node <text:s/>started the interaction, it could have been either. <text:s/></text:p>
      <text:p text:style-name="P10">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10">Nodes must handle messages of this type that arrive without MTIs and/or error code information.</text:p>
      <text:h text:style-name="Heading_20_4" text:outline-level="4">Duplicate Node ID Discovery</text:h>
      <text:p text:style-name="P23">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0">Yes, sending a PCER message is level jumping, but it's the best way to do it within the existing structure, since the vast majority of nodes implement the Event protocol. <text:s/>See the Event documents for more detail. <text:s/></text:p>
      <text:p text:style-name="P10">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6">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p>
      <text:h text:style-name="Heading_20_3" text:outline-level="3">Routing</text:h>
      <text:p text:style-name="P15">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15">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5">The discussion of event routing is an example of protocol-specific routing of global messages, and the “Simple Protocol Subset” is another example. <text:s/>The message protocol is designed to allow more of these to be added later.</text:p>
      <text:p text:style-name="P25">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7">A Gateway will need to have sufficient buffering to handle: </text:p>
      <text:list xml:id="list2802034380775703343" text:style-name="L2">
        <text:list-item>
          <text:p text:style-name="P72">translation from one transport-type to another;</text:p>
        </text:list-item>
        <text:list-item>
          <text:p text:style-name="P72">for efficient buffering of messages, including multi-part messages from constrained transports, such as CAN;</text:p>
        </text:list-item>
        <text:list-item>
          <text:p text:style-name="P72">for routing tables</text:p>
        </text:list-item>
        <text:list-item>
          <text:p text:style-name="P72">for Alias caching, if necessary. <text:s/></text:p>
        </text:list-item>
      </text:list>
      <text:h text:style-name="Heading_20_3" text:outline-level="3">Delays and Timeouts</text:h>
      <text:p text:style-name="P10">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0">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oft-page-break/><text:span text:style-name="T29">Any specific issues with timeout recovery can be discussed in </text:span><text:span text:style-name="T14">the</text:span><text:span text:style-name="T29"> message-specific parts of the Technical Notes for specific protocols.</text:span></text:p>
      <text:p text:style-name="P18"/>
      <text:h text:style-name="Heading_20_2" text:outline-level="2">Simple Node Protocol Subset</text:h>
      <text:p text:style-name="P10">This note describes the Simple Node Protocol. It is not normative on node implementors.</text:p>
      <text:p text:style-name="P1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7156404553679672757" text:style-name="L3">
        <text:list-item>
          <text:p text:style-name="P73">Indicate their presence (by sending Initialization Complete messages and replying to Verify Node messages)</text:p>
        </text:list-item>
        <text:list-item>
          <text:p text:style-name="P73">Send and receive event reports (through PCER messages and associated reports)</text:p>
        </text:list-item>
        <text:list-item>
          <text:p text:style-name="P73">Be configured (through related messages, datagrams and in some cases streams)</text:p>
        </text:list-item>
      </text:list>
      <text:p text:style-name="P10">and perhaps other things in the future. Those messages form the Simple Node Protocol subset of the full OpenLCB protocols. Note that this is an asymmetric subset: <text:s/>simple nodes can send some types of messages but receive different types.</text:p>
      <text:p text:style-name="P10">On the other hand, gateways, configuration tools and other network-aware nodes are not simple nodes. These nodes need access to the full OpenLCB protocol so they can:</text:p>
      <text:list xml:id="list3619869521494355466" text:style-name="L4">
        <text:list-item>
          <text:p text:style-name="P74">Learn about the appearance of other nodes (by receiving Initialization Complete messages)</text:p>
        </text:list-item>
        <text:list-item>
          <text:p text:style-name="P74">Learn about other producers and consumers (by receiving status messages) </text:p>
        </text:list-item>
      </text:list>
      <text:p text:style-name="P10">and similar. To do this, they must be able to send and receive every type of message. <text:s/></text:p>
      <text:p text:style-name="P10">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9">this</text:span>. <text:s/></text:p>
      <text:p text:style-name="P10">Gateways <text:span text:style-name="T33">that</text:span> are serving network segments (e.g. single CAN segments) that contain only simple nodes may suppress unaddressed (global) messages that do not contain simple-node MTIs. </text:p>
      <text:h text:style-name="Heading_20_3" text:outline-level="3">Protocol Description</text:h>
      <text:h text:style-name="Heading_20_4" text:outline-level="4">Messages Transmitted</text:h>
      <text:h text:style-name="Heading_20_4" text:outline-level="4">Messages Received</text:h>
      <text:h text:style-name="Heading_20_4" text:outline-level="4">Messages Not Received</text:h>
      <text:p text:style-name="P10">These are brief descriptions of why the following message types are not necessary for simple nodes:</text:p>
      <text:list xml:id="list9087049233453583304" text:style-name="L5">
        <text:list-item>
          <text:p text:style-name="P75"><text:soft-page-break/>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75">Consumer Identified, Consumer Identify Range: These are of interest to gateways and configuration tools, but an individual producer does not need to know which (if any) nodes are consuming its produced events.</text:p>
        </text:list-item>
        <text:list-item>
          <text:p text:style-name="P75">Producer Identified, Producer Identify Range: These are of interest to gateways and configuration tools, but an individual consumer does not need to know which (if any) nodes are producing its consumed events.</text:p>
        </text:list-item>
      </text:list>
      <text:h text:style-name="P89" text:outline-level="2">Gateway Processing</text:h>
      <text:p text:style-name="P10">[[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10">transport1&lt;----Gateway----&gt;transport2</text:p>
      <text:p text:style-name="P10">]]</text:p>
      <text:p text:style-name="Standard">Gateways are responsible for: </text:p>
      <text:list xml:id="list5021000919505042230" text:style-name="L6">
        <text:list-item>
          <text:p text:style-name="P79">Routing messages from a source segments to one or more destination segments;</text:p>
        </text:list-item>
        <text:list-item>
          <text:p text:style-name="P79">Translating protocols from one transport to another;</text:p>
        </text:list-item>
        <text:list-item>
          <text:p text:style-name="P79">Optionally perform interest-based filtering of traffic. <text:s/></text:p>
        </text:list-item>
        <text:list-item>
          <text:p text:style-name="P76">Adequate buffering to ensure sufficient bandwidth. <text:s/></text:p>
        </text:list-item>
      </text:list>
      <text:p text:style-name="P10">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0">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10">In addition, some messages are specific to a segment and are never routed, but are confined to that segment of <text:span text:style-name="T9">the</text:span> network. <text:s/>Examples of these are the CAN specific messages to obtain unique node aliases. <text:s/></text:p>
      <text:p text:style-name="P10">It will be useful to optionally route addressed messages to specific or all segments for snooper/monitoring support. <text:s/>This will necessitate messages directed to the Gateways themselves. <text:s/></text:p>
      <text:h text:style-name="P89" text:outline-level="2"><text:soft-page-break/>Expansion</text:h>
      <text:p text:style-name="P10"><text:span text:style-name="T35">The system is designed to allow expansion. <text:s/>This includes addition of new messages and new protocols, but also includes </text:span><text:span text:style-name="T10">the</text:span><text:span text:style-name="T35"> extending of messages by defining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89" text:outline-level="2">CAN Adaptations</text:h>
      <text:h text:style-name="P92" text:outline-level="3">Introduction</text:h>
      <text:p text:style-name="P10">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0">The following table shows the the general scheme used for the CAN mapping:</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8">Message Typ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7">Most messages</text:p>
          </table:table-cell>
          <table:table-cell table:style-name="Table8.A2" office:value-type="string">
            <text:p text:style-name="P37">Single frame</text:p>
          </table:table-cell>
          <table:table-cell table:style-name="Table8.C2" office:value-type="string">
            <text:p text:style-name="P3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7">Datagram</text:p>
          </table:table-cell>
          <table:table-cell table:style-name="Table8.A2" office:value-type="string">
            <text:p text:style-name="P37">First-, Middle-,<text:span text:style-name="T9">…</text:span>, Last-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P1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2" text:outline-level="3">Intended Use</text:h>
      <text:p text:style-name="P10">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84" text:outline-level="4"><text:soft-page-break/>References and Context</text:h>
      <text:h text:style-name="P92" text:outline-level="3">Messages</text:h>
      <text:h text:style-name="P82" text:outline-level="4">Message Format</text:h>
      <text:h text:style-name="P85" text:outline-level="5">CAN Prefix Field </text:h>
      <text:p text:style-name="P10">The CAN Prefix Field is used to indicated CAN specific messages, which are used to perform Link layer functions involving obtaining and managing CAN Aliases. <text:s/>See CAN Transfer documents for more details. <text:s/></text:p>
      <text:h text:style-name="Heading_20_6" text:outline-level="6"><text:change text:change-id="ct107202387334656"/><text:change text:change-id="ct107202387317952"/><text:change-start text:change-id="ct107202387344640"/><text:span text:style-name="T1"><office:annotation><dc:creator>D Harris</dc:creator><dc:date>2015-02-06T21:20:38</dc:date><text:p text:style-name="P94"><text:span text:style-name="T52">Move to CAN Transfer Doc. <text:s/></text:span></text:p></office:annotation></text:span><text:change-end text:change-id="ct107202387344640"/></text:h>
      <text:h text:style-name="Heading_20_6" text:outline-level="6">CAN Frame-type</text:h>
      <text:p text:style-name="Standard">Some house-keeping operations are CAN specific and do not need to be transmitted off this segment, <text:span text:style-name="T35">CAN Control Frames are used to perform those, such as determining a Node's Alias on start up. <text:s/></text:span><text:s text:c="2"/><text:span text:style-name="T35">See the </text:span><text:span text:style-name="T43">OpenLCB-CAN Frame Transfer S &amp; TN documents for more details. <text:s/></text:span><text:span text:style-name="T48"><text:s/></text:span></text:p>
      <text:h text:style-name="P85" text:outline-level="5">CAN MTI Mapping</text:h>
      <text:p text:style-name="P40">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Standard">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s the source and destination aliases to be located in <text:span text:style-name="T9">the</text:span> header, leaving the entire data-segment for other data transfer. <text:s/>See Datagram Transport and Stream Transport documents. <text:s/>. <text:s/></text:p>
      <text:p text:style-name="P40">A 12 bit CAN-MTI short form is used until future expansion makes more necessary. The possibility of longer CAN-MTI values has been reserved, see below. </text:p>
      <text:h text:style-name="P91" text:outline-level="6"><text:soft-page-break/>Future Expansion of CAN MTI</text:h>
      <text:p text:style-name="P10">If MTIs are expanded <text:s/>to be larger than 16 bits MTI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P85" text:outline-level="5">Global and Addressed Messages, CAN Frame Type 1 </text:h>
      <text:p text:style-name="P1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91" text:outline-level="6">Longer Messages / Fragmentation</text:h>
      <text:p text:style-name="P10">If the implementers want to send longer messages, for example a SNIP reply, then they have several choices: </text:p>
      <text:list xml:id="list3466677834483573180" text:style-name="L7">
        <text:list-item>
          <text:p text:style-name="P77">Send as separately as multiple messages, in some agreed way; </text:p>
        </text:list-item>
        <text:list-item>
          <text:p text:style-name="P77">Send as a Datagram;</text:p>
        </text:list-item>
        <text:list-item>
          <text:p text:style-name="P77">Send as a Stream; or</text:p>
        </text:list-item>
        <text:list-item>
          <text:p text:style-name="P80"><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29"> the protocol, and will have means to receive the message fragments. </text:span></text:p>
        </text:list-item>
      </text:list>
      <text:p text:style-name="P42"><text:span text:style-name="T29">For example, the PIP reply uses “break into N frames with MTI at start”: <text:s/>One message becomes N smaller ones. <text:s/>As it is a directed reply, </text:span><text:span text:style-name="T17">the</text:span><text:span text:style-name="T29"> requestor can ensure that the response will be processed on receipt. <text:s/>The end of </text:span><text:span text:style-name="T17">the</text:span><text:span text:style-name="T29"> reply is indicated by a non-full CAN frame (though Io code sends those in the middle [I </text:span><text:span text:style-name="T17">think</text:span><text:span text:style-name="T29"> this was specified at that time]. <text:s/>If needed this is a zero-length frame.</text:span></text:p>
      <text:p text:style-name="P33"/>
      <text:p text:style-name="P33">[[SNIP uses null, and is obselete----don't mention]]</text:p>
      <text:p text:style-name="P33">Example of the general PIP Reply message broken into multiple CAN messages: </text:p>
      <text:p text:style-name="P55"><text:s text:c="6"/><text:span text:style-name="T21">(0668, 456456789789, 123456123456, 19, 11223344556677889900112233445566778899)</text:span><text:span text:style-name="T21"><office:annotation><dc:creator>D Harris</dc:creator><dc:date>2015-01-05T05:28:07</dc:date><text:p text:style-name="P94"><text:span text:style-name="T52">Is old style PIP ok, or do we only include the OFML form?</text:span></text:p></office:annotation></text:span></text:p>
      <text:p text:style-name="P33"><text:s text:c="2"/>becomes: </text:p>
      <text:p text:style-name="P56"><text:s text:c="5"/>[19668, 456](8) 0123, 112233445566</text:p>
      <text:p text:style-name="P58"><text:s text:c="5"/>[19668, 456](8) 0123, 778899001122</text:p>
      <text:p text:style-name="P58"><text:s text:c="5"/>[19668, 456](8) 0123, 334455667788</text:p>
      <text:p text:style-name="P58"><text:s text:c="5"/>[19668, 456](3) 0123, 99</text:p>
      <text:p text:style-name="P33"/>
      <text:h text:style-name="P91" text:outline-level="6">Multi-frame Messages</text:h>
      <text:p text:style-name="P33">Note that this encoding results in messages with less than 9 bytes of data can use the Only form, and therefore the initial nibble is 0. <text:s text:c="2"/>This applies to the large majority of general messages. <text:s/></text:p>
      <text:p text:style-name="P33"><text:soft-page-break/></text:p>
      <text:p text:style-name="P33">Example of Multi-frame message: </text:p>
      <text:p text:style-name="P33"><text:s text:c="2"/>The general PIP Reply message could have been: <text:span text:style-name="T51">[[ protocol support reply ]]</text:span></text:p>
      <text:p text:style-name="P55"><text:span text:style-name="T38"><text:s text:c="6"/></text:span><text:span text:style-name="T21">(0668, 456456789789, 123456123456, 19, 11223344556677889900112233445566778899)</text:span></text:p>
      <text:p text:style-name="P33"><text:s text:c="2"/>becomes: </text:p>
      <text:p text:style-name="P56"><text:s text:c="5"/>[19668, 456](8) 1123, 112233445566</text:p>
      <text:p text:style-name="P58"><text:s text:c="5"/>[19668, 456](8) 3123, 778899001122</text:p>
      <text:p text:style-name="P58"><text:s text:c="5"/>[19668, 456](8) 3123, 334455667788</text:p>
      <text:p text:style-name="P58"><text:s text:c="5"/>[19668, 456](3) 2123, 99</text:p>
      <text:p text:style-name="P33"/>
      <text:p text:style-name="P33">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9">Because</text:span><text:span text:style-name="T35"> most frames are “only”, and to simplify reading the MTI bytes in these cases, the first and last bits are defined as active-0. <text:s/></text:span></text:p>
      <text:p text:style-name="P33"/>
      <text:h text:style-name="P88" text:outline-level="5">Datagram and Stream Messages, CAN Frame Types 2-5 and 7</text:h>
      <text:p text:style-name="P10">[[Only general comments, refer to DG Transport]]</text:p>
      <text:p text:style-name="P17">These formats are designed to include the Source and Destination Node ID Aliases in the CAN-header, allowing the full use of the CAN data-part for message data. <text:s/></text:p>
      <text:p text:style-name="P17">The following Table is only for convenience of the reader, refer to the appropriate document for definitive information. <text:s/></text:p>
      <text:p text:style-name="P2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6">Field</text:p>
          </table:table-cell>
          <table:covered-table-cell/>
          <table:table-cell table:style-name="Table23.C2" table:number-columns-spanned="2" office:value-type="string">
            <text:p text:style-name="P36">CAN prefix</text:p>
          </table:table-cell>
          <table:covered-table-cell/>
          <table:table-cell table:style-name="Table23.C2" table:number-columns-spanned="2" office:value-type="string">
            <text:p text:style-name="P36">Frame Type</text:p>
          </table:table-cell>
          <table:covered-table-cell/>
          <table:table-cell table:style-name="Table23.C2" table:number-columns-spanned="4" office:value-type="string">
            <text:p text:style-name="P36">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6">Source ID/sss</text:p>
          </table:table-cell>
          <table:covered-table-cell/>
        </table:table-row>
        <table:table-row>
          <table:table-cell table:style-name="Table23.A3" table:number-columns-spanned="2" office:value-type="string">
            <text:p text:style-name="P36">Size &amp; location </text:p>
          </table:table-cell>
          <table:covered-table-cell/>
          <table:table-cell table:style-name="Table23.C3" table:number-columns-spanned="2" office:value-type="string">
            <text:p text:style-name="P34">2 bits</text:p>
            <text:p text:style-name="P34">0x1800,0000</text:p>
          </table:table-cell>
          <table:covered-table-cell/>
          <table:table-cell table:style-name="Table23.C3" table:number-columns-spanned="2" office:value-type="string">
            <text:p text:style-name="P34">3 bits</text:p>
            <text:p text:style-name="P34">0x0700,0000</text:p>
          </table:table-cell>
          <table:covered-table-cell/>
          <table:table-cell table:style-name="Table23.C3" table:number-columns-spanned="4" office:value-type="string">
            <text:p text:style-name="P34">12 bits</text:p>
            <text:p text:style-name="P34">0x00FF,F000</text:p>
          </table:table-cell>
          <table:covered-table-cell/>
          <table:covered-table-cell/>
          <table:covered-table-cell/>
          <table:table-cell table:style-name="Table23.K3" table:number-columns-spanned="2" office:value-type="string">
            <text:p text:style-name="P34">12 bits</text:p>
            <text:p text:style-name="P34">0x0000,0FFF</text:p>
          </table:table-cell>
          <table:covered-table-cell/>
        </table:table-row>
        <table:table-row>
          <table:table-cell table:style-name="Table23.A4" table:number-columns-spanned="2" office:value-type="string">
            <text:p text:style-name="P36">Value(s)</text:p>
          </table:table-cell>
          <table:covered-table-cell/>
          <table:table-cell table:style-name="Table23.C4" table:number-columns-spanned="2" office:value-type="float" office:value="3">
            <text:p text:style-name="P34">3</text:p>
          </table:table-cell>
          <table:covered-table-cell/>
          <table:table-cell table:style-name="Table23.E4" table:number-columns-spanned="2" office:value-type="string">
            <text:p text:style-name="P35">2,3,4,5,or 7</text:p>
          </table:table-cell>
          <table:covered-table-cell/>
          <table:table-cell table:style-name="Table23.E4" table:number-columns-spanned="4" office:value-type="string">
            <text:p text:style-name="P35">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6">Byte#</text:p>
          </table:table-cell>
          <table:table-cell table:style-name="Table23.C3" table:number-columns-spanned="2" office:value-type="string">
            <text:p text:style-name="P36">0</text:p>
          </table:table-cell>
          <table:covered-table-cell/>
          <table:table-cell table:style-name="Table23.C3" office:value-type="string">
            <text:p text:style-name="P36">1</text:p>
          </table:table-cell>
          <table:table-cell table:style-name="Table23.C3" office:value-type="string">
            <text:p text:style-name="P36">2</text:p>
          </table:table-cell>
          <table:table-cell table:style-name="Table23.C3" table:number-columns-spanned="2" office:value-type="string">
            <text:p text:style-name="P36">3</text:p>
          </table:table-cell>
          <table:covered-table-cell/>
          <table:table-cell table:style-name="Table23.C3" office:value-type="string">
            <text:p text:style-name="P36">4</text:p>
          </table:table-cell>
          <table:table-cell table:style-name="Table23.C3" office:value-type="string">
            <text:p text:style-name="P36">5</text:p>
          </table:table-cell>
          <table:table-cell table:style-name="Table23.C3" table:number-columns-spanned="2" office:value-type="string">
            <text:p text:style-name="P36">6</text:p>
          </table:table-cell>
          <table:covered-table-cell/>
          <table:table-cell table:style-name="Table23.K3" office:value-type="string">
            <text:p text:style-name="P36">7</text:p>
          </table:table-cell>
        </table:table-row>
        <table:table-row>
          <table:table-cell table:style-name="Table23.A4" office:value-type="string">
            <text:p text:style-name="P36">Value</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K4" office:value-type="string">
            <text:p text:style-name="P39">(data)</text:p>
          </table:table-cell>
        </table:table-row>
      </table:table>
      <text:p text:style-name="P70"><text:span text:style-name="T9">Table </text:span><text:span text:style-name="T9"><text:sequence text:ref-name="refTable0" text:name="Table" text:formula="ooow:Table+1" style:num-format="1">1</text:sequence></text:span><text:span text:style-name="T9">: CAN Datagram and Stream Format</text:span></text:p>
      <text:p text:style-name="P22"><text:change-start text:change-id="ct107202387321024"/>Since these messages are fragmented into multiple frames, it's possible that errors will cause the last frame(s) to be lost. <text:s/>Disconnection or crashing of a node or gateway <text:span text:style-name="T9">could</text:span> cause this, for<text:change-end text:change-id="ct107202387321024"/><text:change-start text:change-id="ct107202387326976"/><office:annotation><dc:creator>D Harris</dc:creator><dc:date>2015-02-06T21:22:36</dc:date><text:p text:style-name="P94"><text:span text:style-name="T52">Move to Datagram and Stream Transport docs, if needed. <text:s/></text:span></text:p></office:annotation><text:change-end text:change-id="ct107202387326976"/><text:change-start text:change-id="ct107202387364608"/>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text:soft-page-break/>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change-end text:change-id="ct107202387364608"/></text:p>
      <text:p text:style-name="P10"/>
      <text:h text:style-name="P82" text:outline-level="4">States</text:h>
      <text:h text:style-name="P82" text:outline-level="4">Definition of Specific Messages</text:h>
      <text:h text:style-name="P88" text:outline-level="5">Initialization Complete</text:h>
      <text:h text:style-name="P85" text:outline-level="5">Verify Node ID</text:h>
      <text:p text:style-name="P10">The optional NodeID idea just serves as documentation of the intent of the request. <text:s/>This makes sense on CAN, as it allows other nodes to determine the mapping between Node ID and it Alias. <text:s/></text:p>
      <text:p text:style-name="P55"><text:span text:style-name="T40">For example of <text:s/>node verification:<text:line-break/> <text:s text:c="4"/>CAN: [CAN-MTI, srcAlias](length) dstAlias destinationID <text:line-break/> <text:s text:c="7"/>Eg: </text:span><text:span text:style-name="T25">[0xXX, 0x123](8) 0x</text:span><text:change-start text:change-id="ct107202387323136"/><text:span text:style-name="T25">0</text:span><text:change-end text:change-id="ct107202387323136"/><text:span text:style-name="T25">FED, 0xFEDCBA987654</text:span><text:span text:style-name="T41"> <text:line-break/></text:span><text:span text:style-name="T40">Note that this includes both the Alias and the full Node ID of the destination. </text:span></text:p>
      <text:h text:style-name="P88" text:outline-level="5">Verified Node ID</text:h>
      <text:p text:style-name="P4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85" text:outline-level="5">Optional-Interaction Rejected</text:h>
      <text:h text:style-name="P85" text:outline-level="5">Terminate Due to Error</text:h>
      <text:p text:style-name="P10">Example: <text:s/>A <text:s/>node receives an addressed message with an unrecognized MTI, and it sends:</text:p>
      <text:p text:style-name="P55"><text:s text:c="4"/><text:span text:style-name="T21">[0x04F9, 0xABC](2) 0x0123</text:span></text:p>
      <text:p text:style-name="P59"><text:span text:style-name="T18">The receiving node repl</text:span>ies with: </text:p>
      <text:p text:style-name="P55"><text:span text:style-name="T34"><text:s text:c="4"/></text:span><text:span text:style-name="T22">[0x0068, 0x123](6) 0x0ABC <text:s/>0x</text:span><text:span text:style-name="T23">20 00</text:span><text:span text:style-name="T22"> </text:span><text:span text:style-name="T24">04 F9</text:span></text:p>
      <text:p text:style-name="P29"/>
      <text:p text:style-name="P30"><text:span text:style-name="T9">The 0x0068 indicates Reject Optional-Interaction, note that it has its addressed-bit set. The 0x</text:span><text:span text:style-name="T12">04 F9</text:span><text:span text:style-name="T9"> is the original MTI. The 0x</text:span><text:span text:style-name="T13">20 00</text:span><text:span text:style-name="T9"> is the error code, which in this case indicates this is a permanent error.</text:span></text:p>
      <text:h text:style-name="P85" text:outline-level="5"><text:soft-page-break/>Protocol Support Inquiry</text:h>
      <text:h text:style-name="P85" text:outline-level="5"><text:bookmark text:name="psr1"/>Protocol Support Reply</text:h>
      <text:p text:style-name="P50">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51">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P86" text:outline-level="5">Extensibility</text:h>
      <text:p text:style-name="P43"><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3"/>
      <text:p text:style-name="P33">To handle extensions, a node should on receipt of: </text:p>
      <text:list xml:id="list4633627312203782106" text:style-name="L8">
        <text:list-item>
          <text:p text:style-name="P78">a first or last frame with expected content – handle as expected;</text:p>
        </text:list-item>
        <text:list-item>
          <text:p text:style-name="P78">a first or last frame with additional content – handle original content as expected;</text:p>
        </text:list-item>
        <text:list-item>
          <text:p text:style-name="P78">a first or middle frame with additional content – handle content;</text:p>
        </text:list-item>
        <text:list-item>
          <text:p text:style-name="P78">a middle frame with only additional content, and you've already replied <text:span text:style-name="T9">–</text:span> ignore;</text:p>
        </text:list-item>
        <text:list-item>
          <text:p text:style-name="P78">a middle or last frame with only additional content, and you've already replied <text:span text:style-name="T9">–</text:span> ignore.</text:p>
        </text:list-item>
      </text:list>
      <text:p text:style-name="P44">Nodes must be able to handle the early receipt of a complete or error message. </text:p>
      <text:p text:style-name="P44">For example, consider the following Support Inquiry Reply message:</text:p>
      <text:p text:style-name="P56"><text:s text:c="5"/>[0x19668, 0x456](8) 0x1123, 0x112233445566</text:p>
      <text:p text:style-name="P58"><text:s text:c="5"/>[0x19668, 0x456](8) 0x3123, 0x778899001122</text:p>
      <text:p text:style-name="P58"><text:s text:c="5"/>[0x19668, 0x456](8) 0x3123, 0x334455667788</text:p>
      <text:p text:style-name="P58"><text:s text:c="5"/>[0x19668, 0x456](3) 0x2123, 0x99</text:p>
      <text:p text:style-name="P33">Older nodes may only need to process the first-frame, which would include most of the common protocols. <text:s/>The remainder of the frames would be ignored. <text:s/></text:p>
      <text:p text:style-name="P29"/>
      <text:h text:style-name="P82" text:outline-level="4"><text:soft-page-break/>Interactions</text:h>
      <text:p text:style-name="P10">Although there are no special provisions for the CAN Transport layer, it is useful to show some examples of how these messages can be used to manage nodes. <text:s/>The following examples show how to do a variety of useful functions. <text:s/></text:p>
      <text:h text:style-name="P87" text:outline-level="5">Example: Finding all nodes</text:h>
      <text:p text:style-name="P25">To find all nodes, send the global form with no node ID – each node will send a Verified Node ID message. <text:s/></text:p>
      <text:p text:style-name="P25">Example: Node 0x112233445566, alias 0x123 sends: </text:p>
      <text:p text:style-name="P55"><text:span text:style-name="T21"><text:s text:c="4"/>[0x19490, 0x123](0)</text:span><text:span text:style-name="T36"> </text:span><text:span text:style-name="T15">–</text:span><text:span text:style-name="T38"> global without Node ID;<text:line-break/>and receives: </text:span><text:span text:style-name="T36"><text:line-break/></text:span><text:span text:style-name="T21"> <text:s text:c="3"/>[0x19170, 0x345](6) 0x333344445555</text:span><text:span text:style-name="T36"> </text:span><text:span text:style-name="T15">–</text:span><text:span text:style-name="T38"> unaddressed Verified Node message from first Node;</text:span><text:span text:style-name="T36"><text:line-break/></text:span><text:span text:style-name="T21"> <text:s text:c="3"/>[0x19170, 0x876](6) 0x817263544536</text:span><text:span text:style-name="T36"> </text:span><text:span text:style-name="T15">–</text:span><text:span text:style-name="T38"> unaddressed Verified Node message from second Node;</text:span><text:span text:style-name="T36"><text:line-break/> <text:s text:c="3"/>...</text:span></text:p>
      <text:h text:style-name="P87" text:outline-level="5">Example: Confirming that a specific node can still be reached</text:h>
      <text:p text:style-name="P25">If you have the necessary information (e.g. node alias) use the addressed form, as it's less load on the entire system. Otherwise use the global form with the Node ID in the data.</text:p>
      <text:p text:style-name="P25">Example: Node 0x112233445566, alias 0x123 sends: </text:p>
      <text:p text:style-name="P55"><text:span text:style-name="T21"><text:s text:c="4"/>[0x19498, 0x123](8) 0x06E6, 0x999988887777</text:span><text:span text:style-name="T36"> </text:span><text:span text:style-name="T15">–</text:span><text:span text:style-name="T38"> addressed </text:span><text:span text:style-name="T39">with</text:span><text:span text:style-name="T38"> N</text:span><text:span text:style-name="T38"><office:annotation><dc:creator>D Harris</dc:creator><dc:date>2015-01-04T17:26:33</dc:date><text:p text:style-name="P94"><text:span text:style-name="T52">Needs to be added to MTI table!</text:span></text:p></office:annotation></text:span><text:span text:style-name="T38">ode ID;</text:span><text:span text:style-name="T36"><text:line-break/></text:span><text:span text:style-name="T38">and receives</text:span><text:span text:style-name="T36">: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25">Example: Node 0x112233445566, alias 0x123 sends: </text:p>
      <text:p text:style-name="P55"><text:span text:style-name="T21"><text:s text:c="4"/>[0x19498, 0x123](2) 0x6E6</text:span><text:span text:style-name="T36"> </text:span><text:span text:style-name="T15">–</text:span><text:span text:style-name="T38"> addressed </text:span><text:span text:style-name="T39">without</text:span><text:span text:style-name="T38"> Node ID;</text:span><text:span text:style-name="T36"><text:line-break/></text:span><text:span text:style-name="T38">and receives: </text:span></text:p>
      <text:p text:style-name="P55"><text:span text:style-name="T21"><text:s text:c="4"/>[0x19170, </text:span><text:span text:style-name="T27">0x</text:span><text:span text:style-name="T26">6E6</text:span><text:span text:style-name="T21">](6) </text:span><text:span text:style-name="T27">0x</text:span><text:span text:style-name="T26">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25">Example: Node 112233445566, alias 123 sends: </text:p>
      <text:p text:style-name="P55"><text:span text:style-name="T21"><text:s text:c="4"/>[0x19490, 0x123](6) 0x999988887777</text:span><text:span text:style-name="T36"> </text:span><text:span text:style-name="T15">–</text:span><text:span text:style-name="T38"> global </text:span><text:span text:style-name="T39">with</text:span><text:span text:style-name="T38"> Node ID;<text:line-break/>and receives: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87" text:outline-level="5">Example: Node obtaining local alias from full node ID</text:h>
      <text:p text:style-name="P24"><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7">the</text:span><text:span text:style-name="T29"> data part of the message, and the desired node's alias will be </text:span><text:span text:style-name="T17">in the</text:span><text:span text:style-name="T29"> source ID part of the message.</text:span></text:p>
      <text:p text:style-name="P25">Example: Node 0x112233445566, alias 0x123 sends: </text:p>
      <text:p text:style-name="P55"><text:soft-page-break/><text:span text:style-name="T21"><text:s text:c="4"/>[0x19490, 0x123](6) 0x817263544536</text:span><text:span text:style-name="T30"> </text:span><text:span text:style-name="T15">–</text:span><text:span text:style-name="T38"> global with Node ID;<text:line-break/>and receives: </text:span></text:p>
      <text:p text:style-name="P55"><text:span text:style-name="T21"><text:s text:c="4"/>[0x19170, </text:span><text:span text:style-name="T26">0x876</text:span><text:span text:style-name="T21">](6) </text:span><text:span text:style-name="T26">0x817263544536</text:span><text:span text:style-name="T30"> </text:span><text:span text:style-name="T15">–</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87" text:outline-level="5">Example: Finding a full node ID <text:span text:style-name="T20">from</text:span> a local alias</text:h>
      <text:p text:style-name="P24"><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29"> known alias in the source ID part of the message, and the full node ID will be </text:span><text:span text:style-name="T17">in the</text:span><text:span text:style-name="T29"> data part of the message.</text:span></text:p>
      <text:p text:style-name="P25">Example: Node 0x112233445566, alias 0x123 sends: </text:p>
      <text:p text:style-name="P55"><text:span text:style-name="T21"><text:s text:c="4"/>[0x19498, 0x123](2) </text:span><text:span text:style-name="T26">0x0876</text:span><text:span text:style-name="T35"> </text:span><text:span text:style-name="T15">–</text:span><text:span text:style-name="T38"> addressed without Node ID;</text:span><text:span text:style-name="T35"><text:line-break/></text:span><text:span text:style-name="T38">and receives: </text:span></text:p>
      <text:p text:style-name="P55"><text:span text:style-name="T21"><text:s text:c="4"/>[0x19170, </text:span><text:span text:style-name="T26">0x876]</text:span><text:span text:style-name="T21">(6) </text:span><text:span text:style-name="T26">0x817263544536</text:span><text:span text:style-name="T35"> </text:span><text:span text:style-name="T15">–</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87" text:outline-level="5">Example: Confirming a local Node is still reachable</text:h>
      <text:p text:style-name="P25">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5"><text:span text:style-name="T38">Example: Node 0x112233445566, alias 0x123 sends:</text:span><text:span text:style-name="T35"> <text:line-break/></text:span><text:span text:style-name="T46"> <text:s text:c="4"/>[0x19498, 0x123](8) 0x06E6, 0x999988887777</text:span><text:span text:style-name="T35"> </text:span><text:span text:style-name="T15">–</text:span><text:span text:style-name="T38"> addressed with Node ID;</text:span><text:span text:style-name="T35"><text:line-break/></text:span><text:span text:style-name="T38">and receives:</text:span></text:p>
      <text:p text:style-name="P57"><text:span text:style-name="T21"><text:s text:c="5"/>[0x19170, </text:span><text:span text:style-name="T26">0x6E6</text:span><text:span text:style-name="T21">](6) </text:span><text:span text:style-name="T26">0x999988887777</text:span><text:span text:style-name="T35"> </text:span><text:span text:style-name="T15">–</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h text:style-name="Heading_20_4" text:outline-level="4">Routing</text:h>
      <text:p text:style-name="P17">Although higher-priority messages can be sent in the middle of a lower-priority message, there are only N priority levels, so a receiving Node only need to provide N buffers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4">the</text:span><text:span text:style-name="T42"> case of CAN, some of the MTI bits are converted to a frame type, and some are carried as the CAN-MTI. <text:s/>See the section above 8.3.1.</text:span></text:p>
      <text:h text:style-name="P93" text:outline-level="3"/>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text:s/>1 Introduction<text:tab/>1</text:p>
          <text:p text:style-name="P64"><text:s/>2 Annotations to the Standard <text:tab/>1</text:p>
          <text:p text:style-name="P65"><text:s/>2.1 Introduction<text:tab/>1</text:p>
          <text:p text:style-name="P65"><text:s/>2.2 Intended Use<text:tab/>1</text:p>
          <text:p text:style-name="P66"><text:s/>2.2.1 References and Context<text:tab/>1</text:p>
          <text:p text:style-name="P65"><text:s/>2.3 Messages<text:tab/>1</text:p>
          <text:p text:style-name="P66"><text:s/>2.3.1 Message Format<text:tab/>1</text:p>
          <text:p text:style-name="P67"><text:s/>2.3.1.1 Message Type Indicators<text:tab/>2</text:p>
          <text:p text:style-name="P68"><text:s/>2.3.1.1.1 MTI Bit-Fields<text:tab/>3</text:p>
          <text:p text:style-name="P68"><text:s/>2.3.1.1.2 MTI Considerations on Constrained Transports<text:tab/>4</text:p>
          <text:p text:style-name="P67"><text:s/>2.3.1.2 Message Content<text:tab/>4</text:p>
          <text:p text:style-name="P66"><text:s/>2.3.2 States<text:tab/>5</text:p>
          <text:p text:style-name="P66"><text:s/>2.3.3 Definition of Specific Messages<text:tab/>5</text:p>
          <text:p text:style-name="P67"><text:s/>2.3.3.1 Initialization Complete<text:tab/>5</text:p>
          <text:p text:style-name="P67"><text:s/>2.3.3.2 Verify Node ID<text:tab/>5</text:p>
          <text:p text:style-name="P67"><text:s/>2.3.3.3 Verified Node ID<text:tab/>5</text:p>
          <text:p text:style-name="P67"><text:s/>2.3.3.4 Optional Interaction Rejected<text:tab/>6</text:p>
          <text:p text:style-name="P67"><text:s/>2.3.3.5 Terminate Due to Error<text:tab/>6</text:p>
          <text:p text:style-name="P67"><text:s/>2.3.3.6 Protocol Support Inquiry<text:tab/>6</text:p>
          <text:p text:style-name="P67"><text:s/>2.3.3.7 Protocol Support Reply<text:tab/>6</text:p>
          <text:p text:style-name="P67"><text:s/>2.3.3.8 [[ Extensibility<text:tab/>6</text:p>
          <text:p text:style-name="P66"><text:s/>2.3.4 Interactions<text:tab/>6</text:p>
          <text:p text:style-name="P67"><text:s/>2.3.4.1 Node Initialization<text:tab/>6</text:p>
          <text:p text:style-name="P67"><text:s/>2.3.4.2 Node ID Detection<text:tab/>7</text:p>
          <text:p text:style-name="P68"><text:s/>2.3.4.2.1 Example: Finding all nodes<text:tab/>7</text:p>
          <text:p text:style-name="P68"><text:s/>2.3.4.2.2 Example: Confirming that a specific node can still be reached<text:tab/>7</text:p>
          <text:p text:style-name="P66"><text:s/>2.3.5 Error Handling<text:tab/>7</text:p>
          <text:p text:style-name="P67"><text:s/>2.3.5.1 Reject Addressed Optional Interaction<text:tab/>7</text:p>
          <text:p text:style-name="P67"><text:s/>2.3.5.2 Reject Unaddressed Optional-Interaction<text:tab/>8</text:p>
          <text:p text:style-name="P67"><text:s/>2.3.5.3 Reject Addressed Standard Interaction Due to Error<text:tab/>8</text:p>
          <text:p text:style-name="P67"><text:s/>2.3.5.4 Duplicate Node ID Discovery<text:tab/>8</text:p>
          <text:p text:style-name="P67"><text:s/>2.3.5.5 Protocol Support Inquiry and Response<text:tab/>8</text:p>
          <text:p text:style-name="P67"><text:s/>2.3.5.6 Error Codes<text:tab/>9</text:p>
          <text:p text:style-name="P66"><text:s/>2.3.6 Routing<text:tab/>10</text:p>
          <text:p text:style-name="P66"><text:s/>2.3.7 Delays and Timeouts<text:tab/>10</text:p>
          <text:p text:style-name="P65"><text:s/>2.4 Simple Node Protocol Subset<text:tab/>10</text:p>
          <text:p text:style-name="P66"><text:s/>2.4.1 Protocol Description<text:tab/>11</text:p>
          <text:p text:style-name="P67"><text:s/>2.4.1.1 Messages Transmitted<text:tab/>11</text:p>
          <text:p text:style-name="P67"><text:s/>2.4.1.2 Messages Received<text:tab/>11</text:p>
          <text:p text:style-name="P67"><text:s/>2.4.1.3 Messages Not Received<text:tab/>11</text:p>
          <text:p text:style-name="P65"><text:s/>2.5 Gateway Processing<text:tab/>12</text:p>
          <text:p text:style-name="P65"><text:s/>2.6 Expansion<text:tab/>12</text:p>
          <text:p text:style-name="P65"><text:s/>2.7 CAN Adaptations<text:tab/>13</text:p>
          <text:p text:style-name="P66"><text:s/>2.7.1 Introduction<text:tab/>13</text:p>
          <text:p text:style-name="P66"><text:soft-page-break/><text:s/>2.7.2 Intended Use<text:tab/>13</text:p>
          <text:p text:style-name="P67"><text:s/>2.7.2.1 References and Context<text:tab/>13</text:p>
          <text:p text:style-name="P66"><text:s/>2.7.3 Messages<text:tab/>13</text:p>
          <text:p text:style-name="P67"><text:s/>2.7.3.1 Message Format<text:tab/>13</text:p>
          <text:p text:style-name="P68"><text:s/>2.7.3.1.1 CAN Prefix Field <text:tab/>13</text:p>
          <text:p text:style-name="P69"><text:s/>2.7.3.1.1.1 CAN Priority<text:tab/>13</text:p>
          <text:p text:style-name="P69"><text:s/>2.7.3.1.1.2 CAN Frame-type<text:tab/>14</text:p>
          <text:p text:style-name="P68"><text:s/>2.7.3.1.2 CAN MTI Mapping<text:tab/>14</text:p>
          <text:p text:style-name="P69"><text:s/>2.7.3.1.2.1 Future Expansion of CAN MTI<text:tab/>14</text:p>
          <text:p text:style-name="P68"><text:s/>2.7.3.1.3 Global and Addressed Messages, CAN Frame Type 1 <text:tab/>15</text:p>
          <text:p text:style-name="P69"><text:s/>2.7.3.1.3.1 Longer Messages / Fragmentation<text:tab/>15</text:p>
          <text:p text:style-name="P69"><text:s/>2.7.3.1.3.2 Multi-frame Messages<text:tab/>15</text:p>
          <text:p text:style-name="P68"><text:s/>2.7.3.1.4 Datagram and Stream Messages, CAN Frame Types 2-5 and 7<text:tab/>16</text:p>
          <text:p text:style-name="P67"><text:s/>2.7.3.2 States<text:tab/>16</text:p>
          <text:p text:style-name="P67"><text:s/>2.7.3.3 Definition of Specific Messages<text:tab/>16</text:p>
          <text:p text:style-name="P68"><text:s/>2.7.3.3.1 Initialization Complete<text:tab/>16</text:p>
          <text:p text:style-name="P68"><text:s/>2.7.3.3.2 Verify Node ID<text:tab/>16</text:p>
          <text:p text:style-name="P68"><text:s/>2.7.3.3.3 Verified Node ID<text:tab/>16</text:p>
          <text:p text:style-name="P68"><text:s/>2.7.3.3.4 Optional-Interaction Rejected<text:tab/>17</text:p>
          <text:p text:style-name="P68"><text:s/>2.7.3.3.5 Terminate Due to Error<text:tab/>17</text:p>
          <text:p text:style-name="P68"><text:s/>2.7.3.3.6 Protocol Support Inquiry<text:tab/>17</text:p>
          <text:p text:style-name="P68"><text:s/>2.7.3.3.7 Protocol Support Reply<text:tab/>17</text:p>
          <text:p text:style-name="P68"><text:s/>2.7.3.3.9 Extensibility<text:tab/>17</text:p>
          <text:p text:style-name="P67"><text:s/>2.7.3.4 Interactions<text:tab/>18</text:p>
          <text:p text:style-name="P68"><text:s/>2.7.3.4.1 Example: Finding all nodes<text:tab/>18</text:p>
          <text:p text:style-name="P68"><text:s/>2.7.3.4.2 Example: Confirming that a specific node can still be reached<text:tab/>18</text:p>
          <text:p text:style-name="P68"><text:s/>2.7.3.4.3 Example: Node obtaining local alias from full node ID<text:tab/>19</text:p>
          <text:p text:style-name="P68"><text:s/>2.7.3.4.4 Example: Finding a full node ID from a local alias<text:tab/>19</text:p>
          <text:p text:style-name="P68"><text:s/>2.7.3.4.5 Example: Confirming a local Node is still reachable<text:tab/>19</text:p>
          <text:p text:style-name="P67"><text:s/>2.7.3.5 Error Handling<text:tab/>19</text:p>
          <text:p text:style-name="P67"><text:s/>2.7.3.6 Routing<text:tab/>19</text:p>
          <text:p text:style-name="P66"><text:s/>2.7.4 Message Type Indicators<text:tab/>20</text:p>
          <text:p text:style-name="P66"><text:s/>2.7.5 Simple Node Protocol Subset<text:tab/>20</text:p>
          <text:p text:style-name="P66"><text:s/>2.7.6 Gateway Processing<text:tab/>20</text:p>
          <text:p text:style-name="P66"><text:s/>2.7.7 Expansion<text:tab/>20</text:p>
        </text:index-body>
      </text:table-of-conten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3"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4</text:page-number></text:span></text:span><text:span text:style-name="Page_20_Number"><text:span text:style-name="MT2"> of </text:span></text:span><text:span text:style-name="Page_20_Number"><text:span text:style-name="MT2"><text:page-count style:num-format="1">24</text:page-count></text:span></text:span><text:span text:style-name="Page_20_Number"><text:span text:style-name="MT2"> - </text:span></text:span><text:span text:style-name="Page_20_Number"><text:span text:style-name="MT2"><text:date style:data-style-name="N75" text:date-value="2015-02-07T02:50:07.99">Feb 7,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4"><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7T02:50:07.99">Feb 7,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4</text:page-count></text:span></text:span><text:span text:style-name="Page_20_Number"><text:span text:style-name="MT5"> - </text:span></text:span><text:span text:style-name="Page_20_Number"><text:span text:style-name="MT5"><text:date style:data-style-name="N106" text:date-value="2015-02-07T02:50:07.99">2/7/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0</meta:editing-cycles>
    <meta:editing-duration>P34DT15H11M17S</meta:editing-duration>
    <meta:generator>OpenOffice/4.1.1$Unix OpenOffice.org_project/411m6$Build-9775</meta:generator>
    <dc:date>2015-02-06T22:08:53</dc:date>
    <dc:creator>D Harris</dc:creator>
    <meta:keyword>OpenLCB Message Network</meta:keyword>
    <meta:document-statistic meta:table-count="3" meta:image-count="1" meta:object-count="0" meta:page-count="24" meta:paragraph-count="463" meta:word-count="8434" meta:character-count="52230"/>
    <meta:user-defined meta:name="Info 1"/>
    <meta:user-defined meta:name="Info 2"/>
    <meta:user-defined meta:name="Info 3"/>
    <meta:user-defined meta:name="Info 4"/>
  </office:meta>
</office:document-meta>
</file>